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Fon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Fon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LazyFont( EmbedFontInfo fontInfo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Font.ha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isSymbolic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isMulti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MaxAsce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hadMapping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load( boolean fai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LazyFont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Emb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isEmbed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ItalicA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X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Cap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Stem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Fo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Real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A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Width( int i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De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get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ont.has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